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5pt" style:text-underline-style="solid" style:text-underline-width="auto" style:text-underline-color="font-color" fo:font-weight="bold" officeooo:rsid="000c3243" officeooo:paragraph-rsid="000c3243" style:font-size-asian="15pt" style:font-weight-asian="bold" style:font-size-complex="15pt" style:font-weight-complex="bold"/>
    </style:style>
    <style:style style:name="P2" style:family="paragraph" style:parent-style-name="Standard">
      <style:paragraph-properties fo:text-align="justify" style:justify-single-word="false"/>
      <style:text-properties style:font-name="Times New Roman" officeooo:rsid="000c3243" officeooo:paragraph-rsid="000c3243"/>
    </style:style>
    <style:style style:name="P3" style:family="paragraph" style:parent-style-name="Standard" style:list-style-name="L1">
      <style:paragraph-properties fo:text-align="justify" style:justify-single-word="false"/>
      <style:text-properties style:font-name="Times New Roman" officeooo:rsid="000c3243" officeooo:paragraph-rsid="000c3243"/>
    </style:style>
    <style:style style:name="P4" style:family="paragraph" style:parent-style-name="Standard" style:list-style-name="L1">
      <style:paragraph-properties fo:text-align="justify" style:justify-single-word="false"/>
      <style:text-properties style:font-name="Times New Roman" officeooo:rsid="000d4b1f" officeooo:paragraph-rsid="000d4b1f"/>
    </style:style>
    <style:style style:name="P5" style:family="paragraph" style:parent-style-name="Standard" style:list-style-name="L1">
      <style:paragraph-properties fo:text-align="justify" style:justify-single-word="false"/>
      <style:text-properties style:font-name="Times New Roman" officeooo:rsid="000d4b1f" officeooo:paragraph-rsid="000f46d6"/>
    </style:style>
    <style:style style:name="P6" style:family="paragraph" style:parent-style-name="Standard">
      <style:paragraph-properties fo:text-align="justify" style:justify-single-word="false"/>
      <style:text-properties style:font-name="Times New Roman" officeooo:rsid="000d4b1f" officeooo:paragraph-rsid="000f46d6"/>
    </style:style>
    <style:style style:name="P7" style:family="paragraph" style:parent-style-name="Standard">
      <style:paragraph-properties fo:text-align="justify" style:justify-single-word="false"/>
      <style:text-properties style:font-name="Times New Roman" officeooo:rsid="000f46d6" officeooo:paragraph-rsid="000f46d6"/>
    </style:style>
    <style:style style:name="P8" style:family="paragraph" style:parent-style-name="Standard" style:list-style-name="L2">
      <style:paragraph-properties fo:text-align="justify" style:justify-single-word="false"/>
      <style:text-properties style:font-name="Times New Roman" officeooo:rsid="000f46d6" officeooo:paragraph-rsid="000f46d6"/>
    </style:style>
    <style:style style:name="P9" style:family="paragraph" style:parent-style-name="Standard" style:list-style-name="L2">
      <style:paragraph-properties fo:text-align="justify" style:justify-single-word="false"/>
      <style:text-properties style:font-name="Times New Roman" officeooo:rsid="000f46d6" officeooo:paragraph-rsid="00109a75"/>
    </style:style>
    <style:style style:name="P10" style:family="paragraph" style:parent-style-name="Standard" style:list-style-name="L2">
      <style:paragraph-properties fo:text-align="justify" style:justify-single-word="false"/>
      <style:text-properties style:font-name="Times New Roman" officeooo:rsid="00109a75" officeooo:paragraph-rsid="000f46d6"/>
    </style:style>
    <style:style style:name="P11" style:family="paragraph" style:parent-style-name="Standard" style:list-style-name="L2">
      <style:paragraph-properties fo:text-align="justify" style:justify-single-word="false"/>
      <style:text-properties style:font-name="Times New Roman" officeooo:rsid="00109a75" officeooo:paragraph-rsid="00109a75"/>
    </style:style>
    <style:style style:name="P12" style:family="paragraph" style:parent-style-name="Standard" style:list-style-name="L2">
      <style:paragraph-properties fo:text-align="justify" style:justify-single-word="false"/>
      <style:text-properties style:font-name="Times New Roman" officeooo:rsid="00124f74" officeooo:paragraph-rsid="00124f74"/>
    </style:style>
    <style:style style:name="P13" style:family="paragraph" style:parent-style-name="Standard" style:list-style-name="L2">
      <style:paragraph-properties fo:text-align="justify" style:justify-single-word="false"/>
      <style:text-properties style:font-name="Times New Roman" officeooo:rsid="0013750a" officeooo:paragraph-rsid="0013750a"/>
    </style:style>
    <style:style style:name="P14" style:family="paragraph" style:parent-style-name="Standard">
      <style:paragraph-properties fo:text-align="justify" style:justify-single-word="false"/>
      <style:text-properties style:font-name="Times New Roman" officeooo:rsid="0013750a" officeooo:paragraph-rsid="0013750a"/>
    </style:style>
    <style:style style:name="P15" style:family="paragraph" style:parent-style-name="Standard">
      <style:paragraph-properties fo:text-align="justify" style:justify-single-word="false"/>
      <style:text-properties style:font-name="Times New Roman" officeooo:rsid="00154685" officeooo:paragraph-rsid="00154685"/>
    </style:style>
    <style:style style:name="P16" style:family="paragraph" style:parent-style-name="Standard">
      <style:paragraph-properties fo:text-align="justify" style:justify-single-word="false"/>
      <style:text-properties style:font-name="Times New Roman" officeooo:rsid="0015d83f" officeooo:paragraph-rsid="0015d83f"/>
    </style:style>
    <style:style style:name="P17" style:family="paragraph" style:parent-style-name="Standard">
      <style:paragraph-properties fo:text-align="justify" style:justify-single-word="false"/>
      <style:text-properties style:font-name="Times New Roman" officeooo:rsid="00175bc6" officeooo:paragraph-rsid="00175bc6"/>
    </style:style>
    <style:style style:name="P18" style:family="paragraph" style:parent-style-name="Standard">
      <style:paragraph-properties fo:text-align="justify" style:justify-single-word="false"/>
      <style:text-properties style:font-name="Times New Roman" officeooo:rsid="001932a1" officeooo:paragraph-rsid="001932a1"/>
    </style:style>
    <style:style style:name="T1" style:family="text">
      <style:text-properties officeooo:rsid="000f46d6"/>
    </style:style>
    <style:style style:name="T2" style:family="text">
      <style:text-properties officeooo:rsid="00109a75"/>
    </style:style>
    <style:style style:name="T3" style:family="text">
      <style:text-properties fo:font-weight="bold" style:font-weight-asian="bold" style:font-weight-complex="bold"/>
    </style:style>
    <style:style style:name="T4" style:family="text">
      <style:text-properties officeooo:rsid="00154685"/>
    </style:style>
    <style:style style:name="T5" style:family="text">
      <style:text-properties officeooo:rsid="00180f38"/>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A 4. FS</text:p>
      <text:p text:style-name="P2"/>
      <text:p text:style-name="P2">DIAPOSITIVA 1.</text:p>
      <text:p text:style-name="P2"/>
      <text:p text:style-name="P2">Archivo es un conjunto de información sobre un mismo tema, tratada como una unidad de almacenamiento y organizada de forma estructurada para la búsqueda de un dato individual.</text:p>
      <text:p text:style-name="P2"/>
      <text:p text:style-name="P2">Un archivo está compuesto de registros homogéneos que contienen información sobre el tema.</text:p>
      <text:p text:style-name="P2"/>
      <text:p text:style-name="P2">Los registros son las estructuras o unidades que forman el archivo y que contienen la información correspondiente a cada elemento individual.</text:p>
      <text:p text:style-name="P2"/>
      <text:p text:style-name="P2">Campo es un dato que forma parte de un registro y representa una información unitaria o independiente.</text:p>
      <text:p text:style-name="P2"/>
      <text:p text:style-name="P2">La información de un archivo se organiza en campos.</text:p>
      <text:p text:style-name="P2"/>
      <text:p text:style-name="P2">¿Cómo se leen y escriben los archivos?</text:p>
      <text:p text:style-name="P2">Normalmente se lee o se escribe todo el registro.</text:p>
      <text:p text:style-name="P2"/>
      <text:p text:style-name="P2">Desde el punto de vista físico, el almacenamiento de <text:s/>un archivo depende de la tecnología que se utilice: usb, disco…</text:p>
      <text:p text:style-name="P2"/>
      <text:p text:style-name="P2">Ejemplo: un disco (ejemplo de los sectores…). La cabeza de lectura o escritura se posiciona sobre el sector del disco. Esto es independiente de la forma en la que se organice la información.</text:p>
      <text:p text:style-name="P2">La información leída pasa al buffer y de ahí al programa. Controlado por el SO.</text:p>
      <text:p text:style-name="P2"/>
      <text:p text:style-name="P2">La TOC (tabla de contenidos) es la parte más externa del disco. La TOC contiene la dirección de los archivos en el disco.</text:p>
      <text:p text:style-name="P2"/>
      <text:p text:style-name="P2">DIAPOSITIVA 2</text:p>
      <text:p text:style-name="P2">Operaciones que se pueden hacer con un archivo: crear, copiar, borrar…</text:p>
      <text:p text:style-name="P2"/>
      <text:p text:style-name="P2">DIAP 3</text:p>
      <text:p text:style-name="P2"/>
      <text:p text:style-name="P2">DIAP 4</text:p>
      <text:p text:style-name="P2">Clasificación de los archivos según el tipo de registros:</text:p>
      <text:list xml:id="list2032960895911458177" text:style-name="L1">
        <text:list-item>
          <text:p text:style-name="P3">Longitud fija: todos los registros del fichero tienen los mismo campos y todos la misma longitud. Todos los registros son iguales.</text:p>
        </text:list-item>
        <text:list-item>
          <text:p text:style-name="P4">Longitud variable: registros no todos con la misma longitud, pero se sabe la longitud que tiene cada registro.</text:p>
          <text:list>
            <text:list-item>
              <text:p text:style-name="P4"/>
            </text:list-item>
          </text:list>
        </text:list-item>
        <text:list-item>
          <text:p text:style-name="P5">Indefinido: longitud variable, pero a priori no sabemos la longitud que va a tener. Hay que poner caracteres fin de campo. </text:p>
          <text:p text:style-name="P5"/>
        </text:list-item>
      </text:list>
      <text:p text:style-name="P6"><text:span text:style-name="T1">Un carácter de control nos indica el final de un fichero. Son caracteres invisibles.</text:span></text:p>
      <text:p text:style-name="P7">Hay que evitar incluir en el fichero carácter de control, esto es fácil, pues estos caracteres no suelen tener una representación física.</text:p>
      <text:p text:style-name="P7"/>
      <text:p text:style-name="P7">///</text:p>
      <text:p text:style-name="P7">CONCEPTO DE DIRECTORIO: dice que ya lo sabemos</text:p>
      <text:p text:style-name="P7"/>
      <text:p text:style-name="P7"><text:soft-page-break/>///</text:p>
      <text:p text:style-name="P7">FORMAS DE ORGANIZAR LA INFORMACIÓN EN UN FICHERO:</text:p>
      <text:list xml:id="list6972102574945466585" text:style-name="L2">
        <text:list-item>
          <text:p text:style-name="P8">Organización secuencial: se escriben y leen secuencialmente, en el mismo orden.</text:p>
          <text:list>
            <text:list-item>
              <text:p text:style-name="P9">Organización secuencial física: direcciones físicas en orden. Se da en dispositivos físicamente secuencial (ej: cinta magnética). <text:span text:style-name="T2">Se queda un vacío (gap) entre registros físicos.</text:span></text:p>
              <text:list>
                <text:list-item>
                  <text:p text:style-name="P9"><text:span text:style-name="T2">Operaciones:</text:span></text:p>
                  <text:list>
                    <text:list-item>
                      <text:p text:style-name="P11">Añadir: al final</text:p>
                    </text:list-item>
                    <text:list-item>
                      <text:p text:style-name="P11">Consulta o recuperación: hay que recorrerlo todo</text:p>
                    </text:list-item>
                    <text:list-item>
                      <text:p text:style-name="P10">Inserción, Modificación y eliminación: peñazo</text:p>
                    </text:list-item>
                  </text:list>
                </text:list-item>
                <text:list-item>
                  <text:p text:style-name="P11">Ventajas e inconvenientes: eso ya tal y pasa a lo siguiente.</text:p>
                </text:list-item>
              </text:list>
            </text:list-item>
            <text:list-item>
              <text:p text:style-name="P8">Organización secuencial lógica: <text:span text:style-name="T2">físicamente no están escritos los registros secuencialmente. Se consigue encadenando registros (para lo que hay que utilizar punteros). En la TOC se obtendría el primer puntero, que nos lleva al primer registro, al final de éste hay otro puntero y así sucesivamente.</text:span></text:p>
              <text:list>
                <text:list-item>
                  <text:p text:style-name="P12">Recuperación de información: hay que leer todos los registros anteriores para ver los punteros.</text:p>
                </text:list-item>
                <text:list-item>
                  <text:p text:style-name="P12">Inserción: se puede hacer modificando los punteros.</text:p>
                </text:list-item>
                <text:list-item>
                  <text:p text:style-name="P13">Borrado: en los físicos no se borran, sino que se marcan como borran, periódicamente hay que regenerarlos (regrabar el cassette). En los secuenciales lógicos se puede borrar fácilmente, arreglando los punteros.</text:p>
                </text:list-item>
                <text:list-item>
                  <text:p text:style-name="P13">Modificación: ya tal y pasamos.</text:p>
                </text:list-item>
              </text:list>
            </text:list-item>
          </text:list>
        </text:list-item>
      </text:list>
      <text:p text:style-name="P14"/>
      <text:p text:style-name="P14">Organización secuencial: hay que leer todos los registros → peñazo.</text:p>
      <text:p text:style-name="P14"/>
      <text:p text:style-name="P14"><text:span text:style-name="T3">Organización secuencial indexada</text:span>: con índice. →<text:span text:style-name="T4"> como buscar un capítulo de un libro.</text:span></text:p>
      <text:p text:style-name="P14">Un archivo tiene zona de índices y registros.</text:p>
      <text:p text:style-name="P15">Tenemos la información ordenada por algún critrerio.</text:p>
      <text:p text:style-name="P16">Se utiliza una tabla formada por la llave (último elemento de la subdivisión) y la dirección de la primera cosa.</text:p>
      <text:p text:style-name="P16"/>
      <text:p text:style-name="P16">Esto ya tal y lo otro también….</text:p>
      <text:p text:style-name="P16"/>
      <text:p text:style-name="P17">Problema con la secuencial indexada: inserción: como la tabla y la zona de información son el secuenciales, no puedo insertar</text:p>
      <text:p text:style-name="P17">El borrado y lo otro tal…</text:p>
      <text:p text:style-name="P17"/>
      <text:p text:style-name="P17">ORGANIZACIÓN DIRECTA O ALEATORIA.</text:p>
      <text:p text:style-name="P17">Cada registro está en cualquier lugar. Tiene que haber un campo que diga donde está cada registro.</text:p>
      <text:p text:style-name="P17">Ya tal…</text:p>
      <text:p text:style-name="P17"/>
      <text:p text:style-name="P17">Posibilidades: luego ya tal…</text:p>
      <text:p text:style-name="P17"/>
      <text:p text:style-name="P17">Se me va a escapar un dedo como intente escribir más rápido.</text:p>
      <text:p text:style-name="P17"/>
      <text:p text:style-name="P17">DIRECCIONAMIENTO DIRECTO: lo que identifica al registro me da la posición que ocupa. Ejemplo: la habitación de un hotel.</text:p>
      <text:p text:style-name="P17">DIRECCIONAMIENTO <text:span text:style-name="T5">ASOCIADO: con ese identificador voy a una tabla y la tabla me da la dirección.</text:span></text:p>
      <text:p text:style-name="P18">DIRECCIONAMIENTO CALCULADO (HASHING): tengo la clave que identifica, la doy como argumento a una fórmula y como resultado la fórmula me da la direc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8:38:07.898138796</meta:creation-date>
    <dc:date>2017-12-14T19:32:20.947083223</dc:date>
    <meta:editing-duration>PT30M25S</meta:editing-duration>
    <meta:editing-cycles>9</meta:editing-cycles>
    <meta:generator>LibreOffice/5.1.6.2$Linux_X86_64 LibreOffice_project/10m0$Build-2</meta:generator>
    <meta:document-statistic meta:table-count="0" meta:image-count="0" meta:object-count="0" meta:page-count="2" meta:paragraph-count="57" meta:word-count="710" meta:character-count="4288" meta:non-whitespace-character-count="3648"/>
  </office:meta>
</office:document-meta>
</file>